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Heading_20_1" style:master-page-name="MP0">
      <style:paragraph-properties style:page-number="auto" fo:break-before="page"/>
      <style:text-properties fo:font-size="24pt"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flektion</text:h>
      <text:p text:style-name="Standard"/>
      <text:p text:style-name="Standard">Jag fick läsa på en del både innan och under arbetets gång för att komma fram till hur jag skulle tänka i denna laboration. Sedan började jag förstå logiken i att bygga projektet i iterationer som började med det viktigaste först för att applikationen skulle kunna fungera , det vill säga funktionen för registrering av konto. Därefter kunde jag planera funktionerna i prioritetsordning, efter registrering kom logga in följt av funktionen för lagledaren att registrera lag. Andra svårigheter med laborationen tycker jag har varit all den dokumentation man behöver hålla koll på, samt hur jag skulle ”simulera” ett fungerande program med de funktioner jag önskade ha med utan att utveckla ett riktigt skarpt fungerande program med all vad det innebär i tid och kunskap.</text:p>
      <text:p text:style-name="Standard">I denna laboration kändes det som att jag greppade hela det tänk som kursen går ut på. Innan har det varit ganska grötigt att förstå vad det är vi har gjort och varför och det har varit svårt att applicera det på ett litet fantasiprogram. Nu har jag mer börjat förstå hur man ska tänka när man jobbar iterativt, att man lägger till mer och mer för varje ”varv” i utvecklingsprocessen. Nu efter den tredje iterationen kan jag tänka mig vad iteration 4 skulle kunna innehålla och hur produkten sedan bara växer mer och m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Patrik Erlandsson</meta:initial-creator>
    <dc:creator>Patrik Erlandsson</dc:creator>
    <meta:creation-date>2015-01-07T14:46:00Z</meta:creation-date>
    <dc:date>2015-01-17T12:21:02.43</dc:date>
    <meta:editing-cycles>12</meta:editing-cycles>
    <meta:editing-duration>PT21M38S</meta:editing-duration>
    <meta:document-statistic meta:table-count="0" meta:image-count="0" meta:object-count="0" meta:page-count="1" meta:paragraph-count="3" meta:word-count="220" meta:character-count="1300"/>
    <meta:template xlink:type="simple" xlink:actuate="onRequest" xlink:title="" xlink:href="Normal"/>
  </office:meta>
</office:document-meta>
</file>